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C2000001F1FB62099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456cm" svg:height="14.4cm" svg:x="0.221cm" svg:y="0.3cm">
          <draw:image xlink:href="Pictures/10000000000002C2000001F1FB620994.png" xlink:type="simple" xlink:show="embed" xlink:actuate="onLoad">
            <text:p/>
          </draw:image>
        </draw:frame>
        <draw:custom-shape draw:style-name="gr2" draw:text-style-name="P1" draw:layer="layout" svg:width="7.7cm" svg:height="0.7cm" svg:x="9.2cm" svg:y="12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1:21:34.927000000</meta:creation-date>
    <dc:date>2015-04-13T11:22:42.891000000</dc:date>
    <meta:editing-duration>P0D</meta:editing-duration>
    <meta:editing-cycles>1</meta:editing-cycles>
    <meta:document-statistic meta:object-count="2"/>
    <meta:generator>LibreOffice/4.2.5.2$Windows_x86 LibreOffice_project/61cb170a04bb1f12e77c884eab9192be736ec5f5</meta:generator>
  </office:meta>
</office:document-meta>
</file>